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Line_20_Arrow" draw:marker-start-width="0.229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_20__28_var_29_"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2cm"/>
    </style:style>
    <style:style style:name="gr10" style:family="graphic" style:parent-style-name="standard">
      <style:graphic-properties svg:stroke-width="0.051cm" draw:marker-start-width="0.381cm" draw:marker-end="Line_20_Arrow" draw:marker-end-width="0.229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_20__28_var_29_" svg:stroke-width="0.102cm" svg:stroke-color="#ff0000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ff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ff0000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_20__28_var_29_" svg:stroke-width="0.102cm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51cm" draw:marker-start="Symmetric_20_Arrow" draw:marker-start-width="0.229cm" draw:marker-end="Symmetric_20_Arrow" draw:marker-end-width="0.229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_20__28_var_29_" svg:stroke-width="0.102cm" svg:stroke-color="#0000ff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0000ff" fo:font-size="14pt" style:font-size-asian="14pt" style:font-size-complex="14pt"/>
    </style:style>
    <style:style style:name="P4" style:family="paragraph">
      <style:text-properties fo:color="#0000ff"/>
    </style:style>
    <style:style style:name="P5" style:family="paragraph">
      <style:text-properties fo:color="#ff0000"/>
    </style:style>
    <style:style style:name="P6" style:family="paragraph">
      <style:text-properties fo:color="#ff0000" fo:font-size="14pt" style:font-size-asian="14pt" style:font-size-complex="14pt"/>
    </style:style>
    <style:style style:name="P7" style:family="paragraph">
      <style:text-properties fo:color="#000000" fo:font-size="14pt" style:font-size-asian="14pt" style:font-size-complex="14pt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color="#0000ff" fo:font-family="Symbol" fo:font-size="14pt" style:font-size-asian="14pt" style:font-size-complex="14pt"/>
    </style:style>
    <style:style style:name="T2" style:family="text">
      <style:text-properties fo:color="#0000ff" style:text-position="-33% 58%" fo:font-size="14pt" style:font-size-asian="14pt" style:font-size-complex="14pt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T5" style:family="text">
      <style:text-properties fo:color="#ff0000" fo:font-family="Symbol" fo:font-size="14pt" style:font-size-asian="14pt" style:font-size-complex="14pt"/>
    </style:style>
    <style:style style:name="T6" style:family="text">
      <style:text-properties fo:color="#ff0000" style:text-position="-33% 58%" fo:font-size="14pt" style:font-size-asian="14pt" style:font-size-complex="14pt"/>
    </style:style>
    <style:style style:name="T7" style:family="text">
      <style:text-properties fo:color="#000000" fo:font-family="Symbol" fo:font-size="14pt" style:font-size-asian="14pt" style:font-size-complex="14pt"/>
    </style:style>
    <style:style style:name="T8" style:family="text">
      <style:text-properties fo:color="#000000" style:text-position="-33% 58%" fo:font-size="14pt" style:font-size-asian="14pt" style:font-size-complex="14pt"/>
    </style:style>
    <style:style style:name="T9" style:family="text">
      <style:text-properties fo:font-family="Symbo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family="Symbol"/>
    </style:style>
    <style:style style:name="T12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81cm" svg:y1="3.655cm" svg:x2="3.895cm" svg:y2="9.667cm">
          <text:p text:style-name="P2"/>
        </draw:line>
        <draw:line draw:style-name="gr1" draw:text-style-name="P1" draw:layer="layout" svg:x1="13.773cm" svg:y1="9.666cm" svg:x2="3.895cm" svg:y2="9.667cm">
          <text:p text:style-name="P2"/>
        </draw:line>
        <draw:line draw:style-name="gr2" draw:text-style-name="P1" draw:layer="layout" svg:x1="4.756cm" svg:y1="5.263cm" svg:x2="7.672cm" svg:y2="5.517cm">
          <text:p text:style-name="P2"/>
        </draw:line>
        <draw:line draw:style-name="gr3" draw:text-style-name="P1" draw:layer="layout" svg:x1="7.63cm" svg:y1="5.501cm" svg:x2="12.926cm" svg:y2="5.927cm">
          <text:p text:style-name="P2"/>
        </draw:line>
        <draw:frame draw:style-name="gr4" draw:text-style-name="P3" draw:layer="layout" svg:width="1.383cm" svg:height="0.979cm" draw:transform="rotate (-0.00837758041075822) translate (5.089cm 4.471cm)">
          <draw:text-box>
            <text:p text:style-name="P2"><text:span text:style-name="T1">m</text:span><text:span text:style-name="T2">solid</text:span></text:p>
          </draw:text-box>
        </draw:frame>
        <draw:line draw:style-name="gr5" draw:text-style-name="P1" draw:layer="layout" svg:x1="4.29cm" svg:y1="4.403cm" svg:x2="7.663cm" svg:y2="5.475cm">
          <text:p text:style-name="P2"/>
        </draw:line>
        <draw:line draw:style-name="gr6" draw:text-style-name="P1" draw:layer="layout" svg:x1="7.715cm" svg:y1="5.517cm" svg:x2="10.711cm" svg:y2="6.435cm">
          <text:p text:style-name="P2"/>
        </draw:line>
        <draw:line draw:style-name="gr5" draw:text-style-name="P1" draw:layer="layout" svg:x1="10.715cm" svg:y1="6.437cm" svg:x2="14.38cm" svg:y2="7.563cm">
          <text:p text:style-name="P2"/>
        </draw:line>
        <draw:frame draw:style-name="gr4" draw:text-style-name="P4" draw:layer="layout" svg:width="1.916cm" svg:height="0.962cm" svg:x="4.304cm" svg:y="7.182cm">
          <draw:text-box>
            <text:p text:style-name="P2"><text:span text:style-name="T3">Solid</text:span></text:p>
          </draw:text-box>
        </draw:frame>
        <draw:frame draw:style-name="gr4" draw:text-style-name="P5" draw:layer="layout" svg:width="2.195cm" svg:height="0.962cm" svg:x="7.658cm" svg:y="7.712cm">
          <draw:text-box>
            <text:p text:style-name="P2"><text:span text:style-name="T4">Liquid</text:span></text:p>
          </draw:text-box>
        </draw:frame>
        <draw:line draw:style-name="gr7" draw:text-style-name="P1" draw:layer="layout" svg:x1="10.808cm" svg:y1="6.504cm" svg:x2="12.475cm" svg:y2="9.214cm">
          <text:p text:style-name="P2"/>
        </draw:line>
        <draw:line draw:style-name="gr8" draw:text-style-name="P1" draw:layer="layout" svg:x1="7.973cm" svg:y1="2.06cm" svg:x2="10.778cm" svg:y2="6.457cm">
          <text:p text:style-name="P2"/>
        </draw:line>
        <draw:frame draw:style-name="gr4" draw:text-style-name="P6" draw:layer="layout" svg:width="1.472cm" svg:height="0.979cm" draw:transform="rotate (-0.282743338824214) translate (8.402cm 4.831cm)">
          <draw:text-box>
            <text:p text:style-name="P2"><text:span text:style-name="T5">m</text:span><text:span text:style-name="T6">liquid</text:span></text:p>
          </draw:text-box>
        </draw:frame>
        <draw:frame draw:style-name="gr4" draw:text-style-name="P7" draw:layer="layout" svg:width="1.247cm" svg:height="0.979cm" draw:transform="rotate (-0.916821456073635) translate (12.406cm 7.526cm)">
          <draw:text-box>
            <text:p text:style-name="P2"><text:span text:style-name="T7">m</text:span><text:span text:style-name="T8">gas</text:span></text:p>
          </draw:text-box>
        </draw:frame>
        <draw:frame draw:style-name="gr9" draw:text-style-name="P2" draw:layer="layout" svg:width="1.522cm" svg:height="0.962cm" svg:x="12.38cm" svg:y="8.645cm">
          <draw:text-box>
            <text:p text:style-name="P2">gas</text:p>
          </draw:text-box>
        </draw:frame>
        <draw:frame draw:style-name="gr4" draw:layer="layout" svg:width="1.679cm" svg:height="1.081cm" svg:x="2.094cm" svg:y="3.549cm">
          <draw:text-box>
            <text:p text:style-name="P2"><text:span text:style-name="T9">m</text:span>(<text:span text:style-name="T10">T</text:span>)</text:p>
          </draw:text-box>
        </draw:frame>
        <draw:frame draw:style-name="gr4" draw:text-style-name="P8" draw:layer="layout" svg:width="0.891cm" svg:height="0.962cm" svg:x="13.092cm" svg:y="9.793cm">
          <draw:text-box>
            <text:p text:style-name="P2"><text:span text:style-name="T10">T</text:span></text:p>
          </draw:text-box>
        </draw:frame>
        <draw:line draw:style-name="gr10" draw:text-style-name="P1" draw:layer="layout" svg:x1="7.691cm" svg:y1="5.532cm" svg:x2="7.677cm" svg:y2="9.638cm">
          <text:p text:style-name="P2"/>
        </draw:line>
        <draw:line draw:style-name="gr10" draw:text-style-name="P1" draw:layer="layout" svg:x1="10.807cm" svg:y1="6.46cm" svg:x2="10.809cm" svg:y2="9.638cm">
          <text:p text:style-name="P2"/>
        </draw:line>
        <draw:line draw:style-name="gr11" draw:text-style-name="P1" draw:layer="layout" svg:x1="4.233cm" svg:y1="5.235cm" svg:x2="7.064cm" svg:y2="6.205cm">
          <text:p text:style-name="P2"/>
        </draw:line>
        <draw:line draw:style-name="gr12" draw:text-style-name="P1" draw:layer="layout" svg:x1="4.756cm" svg:y1="5.997cm" svg:x2="6.972cm" svg:y2="6.189cm">
          <text:p text:style-name="P2"/>
        </draw:line>
        <draw:line draw:style-name="gr13" draw:text-style-name="P1" draw:layer="layout" svg:x1="7.059cm" svg:y1="6.217cm" svg:x2="10.273cm" svg:y2="7.239cm">
          <text:p text:style-name="P2"/>
        </draw:line>
        <draw:line draw:style-name="gr11" draw:text-style-name="P1" draw:layer="layout" svg:x1="10.288cm" svg:y1="7.251cm" svg:x2="13.953cm" svg:y2="8.377cm">
          <text:p text:style-name="P2"/>
        </draw:line>
        <draw:line draw:style-name="gr14" draw:text-style-name="P1" draw:layer="layout" svg:x1="10.309cm" svg:y1="7.304cm" svg:x2="11.614cm" svg:y2="9.426cm">
          <text:p text:style-name="P2"/>
        </draw:line>
        <draw:line draw:style-name="gr15" draw:text-style-name="P1" draw:layer="layout" svg:x1="7.366cm" svg:y1="2.483cm" svg:x2="10.335cm" svg:y2="7.258cm">
          <text:p text:style-name="P2"/>
        </draw:line>
        <draw:line draw:style-name="gr10" draw:text-style-name="P1" draw:layer="layout" svg:x1="10.307cm" svg:y1="7.26cm" svg:x2="10.301cm" svg:y2="9.652cm">
          <text:p text:style-name="P2"/>
        </draw:line>
        <draw:line draw:style-name="gr10" draw:text-style-name="P1" draw:layer="layout" svg:x1="6.991cm" svg:y1="6.232cm" svg:x2="6.985cm" svg:y2="9.666cm">
          <text:p text:style-name="P2"/>
        </draw:line>
        <draw:line draw:style-name="gr7" draw:text-style-name="P1" draw:layer="layout" svg:x1="10.573cm" svg:y1="4.03cm" svg:x2="11.434cm" svg:y2="4.03cm">
          <text:p text:style-name="P2"/>
        </draw:line>
        <draw:line draw:style-name="gr14" draw:text-style-name="P1" draw:layer="layout" svg:x1="10.574cm" svg:y1="5.03cm" svg:x2="11.435cm" svg:y2="5.03cm">
          <text:p text:style-name="P2"/>
        </draw:line>
        <draw:frame draw:style-name="gr4" draw:layer="layout" svg:width="2.733cm" svg:height="0.962cm" svg:x="11.543cm" svg:y="3.569cm">
          <draw:text-box>
            <text:p text:style-name="P2">“high <text:span text:style-name="T10">P</text:span>”</text:p>
          </draw:text-box>
        </draw:frame>
        <draw:frame draw:style-name="gr4" draw:layer="layout" svg:width="2.475cm" svg:height="0.962cm" svg:x="11.544cm" svg:y="4.469cm">
          <draw:text-box>
            <text:p text:style-name="P2">“low <text:span text:style-name="T10">P</text:span>”</text:p>
          </draw:text-box>
        </draw:frame>
        <draw:line draw:style-name="gr16" draw:text-style-name="P1" draw:layer="layout" svg:x1="6.985cm" svg:y1="9.891cm" svg:x2="7.676cm" svg:y2="9.891cm">
          <text:p text:style-name="P2"/>
        </draw:line>
        <draw:line draw:style-name="gr16" draw:text-style-name="P1" draw:layer="layout" svg:x1="10.186cm" svg:y1="9.891cm" svg:x2="10.877cm" svg:y2="9.891cm">
          <text:p text:style-name="P2"/>
        </draw:line>
        <draw:frame draw:style-name="gr4" draw:layer="layout" svg:width="1.585cm" svg:height="1.181cm" svg:x="6.576cm" svg:y="9.968cm">
          <draw:text-box>
            <text:p text:style-name="P2"><text:span text:style-name="T11">D</text:span><text:span text:style-name="T10">T</text:span><text:span text:style-name="T12">m</text:span></text:p>
          </draw:text-box>
        </draw:frame>
        <draw:frame draw:style-name="gr4" draw:layer="layout" svg:width="1.483cm" svg:height="1.181cm" svg:x="9.877cm" svg:y="9.969cm">
          <draw:text-box>
            <text:p text:style-name="P2"><text:span text:style-name="T11">D</text:span><text:span text:style-name="T10">T</text:span><text:span text:style-name="T12">b</text:span></text:p>
          </draw:text-box>
        </draw:frame>
        <draw:line draw:style-name="gr17" draw:text-style-name="P1" draw:layer="layout" svg:x1="7.03cm" svg:y1="6.201cm" svg:x2="13.025cm" svg:y2="6.661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6-06T09:54:02</meta:creation-date>
    <dc:creator>Jussi Eloranta</dc:creator>
    <dc:date>2008-06-06T12:58:34</dc:date>
    <meta:editing-cycles>22</meta:editing-cycles>
    <meta:editing-duration>PT3H4M34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